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35mm"/>
    </style:style>
    <style:style style:name="co2" style:family="table-column">
      <style:table-column-properties fo:break-before="auto" style:column-width="114.37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4.76mm"/>
    </style:style>
    <style:style style:name="co9" style:family="table-column">
      <style:table-column-properties fo:break-before="auto" style:column-width="103.75mm"/>
    </style:style>
    <style:style style:name="co10" style:family="table-column">
      <style:table-column-properties fo:break-before="auto" style:column-width="102.66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order="0.06pt solid #000000"/>
      <style:text-properties fo:color="#000000" style:font-name="Calibri" fo:font-size="10pt" style:font-size-asian="10pt" style:font-size-complex="10pt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2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visibility="collapse" table:default-cell-style-name="ce6"/>
        <table:table-column table:style-name="co2" table:visibility="collapse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SIMAP-APPLICATION</text:p>
          </table:table-cell>
          <table:covered-table-cell table:number-columns-repeated="6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DEPENDENCY</text:p>
          </table:table-cell>
          <table:table-cell table:style-name="ce4" office:value-type="string" calcext:value-type="string">
            <text:p>VULNERABILITY IDS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HIGHEST SEVERITY</text:p>
          </table:table-cell>
          <table:table-cell table:style-name="ce4" office:value-type="string" calcext:value-type="string">
            <text:p>CVE COUNT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EVIDENCE COUN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2_e22fd3bb6a7152bd7d07c7e8901c2451b601725f" xlink:type="simple">poi-3.10-FINAL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" xlink:type="simple">cpe:2.3:a:apache:poi:3.10:*:*:*:*:*:*:*</text:a></text:p>
          </table:table-cell>
          <table:table-cell table:style-name="ce3" office:value-type="string" calcext:value-type="string">
            <text:p><text:a xlink:href="https://ossindex.sonatype.org/component/pkg:maven/org.apache.poi/poi@3.10-FINAL" xlink:type="simple">pkg:maven/org.apache.poi/poi@3.10-FINAL</text:a>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4_0c62b1db67f2a7cafd4dd55c41256a2fa0793191" xlink:type="simple">poi-ooxml-3.10.1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.1" xlink:type="simple">cpe:2.3:a:apache:poi:3.10.1:*:*:*:*:*:*:*</text:a></text:p>
          </table:table-cell>
          <table:table-cell table:style-name="ce3" office:value-type="string" calcext:value-type="string">
            <text:p><text:a xlink:href="https://ossindex.sonatype.org/component/pkg:maven/org.apache.poi/poi-ooxml@3.10.1" xlink:type="simple">pkg:maven/org.apache.poi/poi-ooxml@3.10.1</text:a>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7_5d3ccc056b6f056dbf0dddfdf43894b9065a8f94" xlink:type="simple">dom4j-1.6.1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3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25_7999a63bfccbc7c247a9aea10d83d4272bd492c6" xlink:type="simple">log4j-1.2.16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3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29_153f2f92a786f12fc111d0111f709012df87c808" xlink:type="simple">postgresql-9.0-801.jdbc4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table:style-name="ce3"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38_da217367fd25e88df52ba79e47658d4cf928b0d1" xlink:type="simple">commons-collections4-4.0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4.0" xlink:type="simple">cpe:2.3:a:apache:commons_collections:4.0:*:*:*:*:*:*:*</text:a></text:p>
          </table:table-cell>
          <table:table-cell table:style-name="ce3" office:value-type="string" calcext:value-type="string">
            <text:p><text:a xlink:href="https://ossindex.sonatype.org/component/pkg:maven/org.apache.commons/commons-collections4@4.0" xlink:type="simple">pkg:maven/org.apache.commons/commons-collections4@4.0</text:a>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43_f8c15f08311e82198b35dc2db0a2d1cf8e9f8292" xlink:type="simple">keycloak-core-3.4.0.Final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3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49_a153c6f9744a3e9dd6feab5e210e1c9861362ec7" xlink:type="simple">bcprov-jdk15on-1.56.jar</text:a></text:p>
          </table:table-cell>
          <table:table-cell table:style-name="ce3" office:value-type="string" calcext:value-type="string">
            <text:p>cpe:2.3:a:bouncycastle:legion-of-the-bouncy-castle-java-crytography-api:1.56:*:*:*:*:*:*:*</text:p>
          </table:table-cell>
          <table:table-cell table:style-name="ce3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51_5dfa42af84584b4a862ea488da84bbbebbb06c35" xlink:type="simple">jackson-databind-2.5.4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3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58_f07c773f7b3a03c3801d405cadbdc93f7548e321" xlink:type="simple">simap-presentation-0.4.0-SNAPSHOT.war: jackson-databind-2.4.1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4.1" xlink:type="simple">cpe:2.3:a:fasterxml:jackson:2.4.1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4.1" xlink:type="simple">cpe:2.3:a:fasterxml:jackson-databind:2.4.1:*:*:*:*:*:*:*</text:a></text:p>
          </table:table-cell>
          <table:table-cell table:style-name="ce3" office:value-type="string" calcext:value-type="string">
            <text:p><text:a xlink:href="https://ossindex.sonatype.org/component/pkg:maven/com.fasterxml.jackson.core/jackson-databind@2.4.1" xlink:type="simple">pkg:maven/com.fasterxml.jackson.core/jackson-databind@2.4.1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SIMAP-BUSINESS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1_e22fd3bb6a7152bd7d07c7e8901c2451b601725f" xlink:type="simple">poi-3.10-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" xlink:type="simple">cpe:2.3:a:apache:poi:3.10:*:*:*:*:*:*:*</text:a></text:p>
          </table:table-cell>
          <table:table-cell table:style-name="ce5" office:value-type="string" calcext:value-type="string">
            <text:p><text:a xlink:href="https://ossindex.sonatype.org/component/pkg:maven/org.apache.poi/poi@3.10-FINAL" xlink:type="simple">pkg:maven/org.apache.poi/poi@3.10-FINAL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3_0c62b1db67f2a7cafd4dd55c41256a2fa0793191" xlink:type="simple">poi-ooxml-3.10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.1" xlink:type="simple">cpe:2.3:a:apache:poi:3.10.1:*:*:*:*:*:*:*</text:a></text:p>
          </table:table-cell>
          <table:table-cell table:style-name="ce5" office:value-type="string" calcext:value-type="string">
            <text:p><text:a xlink:href="https://ossindex.sonatype.org/component/pkg:maven/org.apache.poi/poi-ooxml@3.10.1" xlink:type="simple">pkg:maven/org.apache.poi/poi-ooxml@3.10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6_5d3ccc056b6f056dbf0dddfdf43894b9065a8f94" xlink:type="simple">dom4j-1.6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5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0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5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7_5dfa42af84584b4a862ea488da84bbbebbb06c35" xlink:type="simple">jackson-databind-2.5.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36_7999a63bfccbc7c247a9aea10d83d4272bd492c6" xlink:type="simple">log4j-1.2.16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5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40_153f2f92a786f12fc111d0111f709012df87c808" xlink:type="simple">postgresql-9.0-801.jdbc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table:style-name="ce5"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49_da217367fd25e88df52ba79e47658d4cf928b0d1" xlink:type="simple">commons-collections4-4.0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4.0" xlink:type="simple">cpe:2.3:a:apache:commons_collections:4.0:*:*:*:*:*:*:*</text:a></text:p>
          </table:table-cell>
          <table:table-cell table:style-name="ce5" office:value-type="string" calcext:value-type="string">
            <text:p><text:a xlink:href="https://ossindex.sonatype.org/component/pkg:maven/org.apache.commons/commons-collections4@4.0" xlink:type="simple">pkg:maven/org.apache.commons/commons-collections4@4.0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6" table:number-rows-spanned="1">
            <text:p>SIMAP-ENTITY</text:p>
          </table:table-cell>
          <table:covered-table-cell table:number-columns-repeated="5" table:style-name="ce12"/>
          <table:table-cell table:style-name="ce12"/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3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9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1_5dfa42af84584b4a862ea488da84bbbebbb06c35" xlink:type="simple">jackson-databind-2.5.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17_5d3ccc056b6f056dbf0dddfdf43894b9065a8f94" xlink:type="simple">dom4j-1.6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5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SIMAP-INTEGRATION</text:p>
          </table:table-cell>
          <table:covered-table-cell table:number-columns-repeated="6" table:style-name="ce12"/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3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0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2_5dfa42af84584b4a862ea488da84bbbebbb06c35" xlink:type="simple">jackson-databind-2.5.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15_34ace9253b98b9aefef6d3423aed2d240aed1edc" xlink:type="simple">resteasy-jaxrs-3.0.9.Final.jar</text:a></text:p>
          </table:table-cell>
          <table:table-cell table:style-name="ce8"/>
          <table:table-cell table:style-name="ce5" office:value-type="string" calcext:value-type="string">
            <text:p><text:a xlink:href="https://ossindex.sonatype.org/component/pkg:maven/org.jboss.resteasy/resteasy-jaxrs@3.0.9.Final" xlink:type="simple">pkg:maven/org.jboss.resteasy/resteasy-jaxrs@3.0.9.Final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SIMAP-PRESENTATION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8_7999a63bfccbc7c247a9aea10d83d4272bd492c6" xlink:type="simple">log4j-1.2.16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5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2_153f2f92a786f12fc111d0111f709012df87c808" xlink:type="simple">postgresql-9.0-801.jdbc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table:style-name="ce5"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21_da217367fd25e88df52ba79e47658d4cf928b0d1" xlink:type="simple">commons-collections4-4.0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4.0" xlink:type="simple">cpe:2.3:a:apache:commons_collections:4.0:*:*:*:*:*:*:*</text:a></text:p>
          </table:table-cell>
          <table:table-cell table:style-name="ce5" office:value-type="string" calcext:value-type="string">
            <text:p><text:a xlink:href="https://ossindex.sonatype.org/component/pkg:maven/org.apache.commons/commons-collections4@4.0" xlink:type="simple">pkg:maven/org.apache.commons/commons-collections4@4.0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35_f07c773f7b3a03c3801d405cadbdc93f7548e321" xlink:type="simple">jackson-databind-2.4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4.1" xlink:type="simple">cpe:2.3:a:fasterxml:jackson:2.4.1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4.1" xlink:type="simple">cpe:2.3:a:fasterxml:jackson-databind:2.4.1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4.1" xlink:type="simple">pkg:maven/com.fasterxml.jackson.core/jackson-databind@2.4.1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40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46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48_e22fd3bb6a7152bd7d07c7e8901c2451b601725f" xlink:type="simple">poi-3.10-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" xlink:type="simple">cpe:2.3:a:apache:poi:3.10:*:*:*:*:*:*:*</text:a></text:p>
          </table:table-cell>
          <table:table-cell table:style-name="ce5" office:value-type="string" calcext:value-type="string">
            <text:p><text:a xlink:href="https://ossindex.sonatype.org/component/pkg:maven/org.apache.poi/poi@3.10-FINAL" xlink:type="simple">pkg:maven/org.apache.poi/poi@3.10-FINAL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50_0c62b1db67f2a7cafd4dd55c41256a2fa0793191" xlink:type="simple">poi-ooxml-3.10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.1" xlink:type="simple">cpe:2.3:a:apache:poi:3.10.1:*:*:*:*:*:*:*</text:a></text:p>
          </table:table-cell>
          <table:table-cell table:style-name="ce5" office:value-type="string" calcext:value-type="string">
            <text:p><text:a xlink:href="https://ossindex.sonatype.org/component/pkg:maven/org.apache.poi/poi-ooxml@3.10.1" xlink:type="simple">pkg:maven/org.apache.poi/poi-ooxml@3.10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53_5d3ccc056b6f056dbf0dddfdf43894b9065a8f94" xlink:type="simple">dom4j-1.6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5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SIMAP-UTIL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10_5d3ccc056b6f056dbf0dddfdf43894b9065a8f94" xlink:type="simple">dom4j-1.6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5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8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25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27_5dfa42af84584b4a862ea488da84bbbebbb06c35" xlink:type="simple">jackson-databind-2.5.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6"/>
        <table:table-column table:style-name="co9" table:visibility="collapse" table:default-cell-style-name="ce6"/>
        <table:table-column table:style-name="co10" table:visibility="collapse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7" table:number-columns-repeated="1018" table:default-cell-style-name="ce6"/>
        <table:table-row table:style-name="ro2">
          <table:table-cell table:style-name="ce14" office:value-type="string" calcext:value-type="string">
            <text:p>DEPENDENCY</text:p>
          </table:table-cell>
          <table:table-cell table:style-name="ce14" office:value-type="string" calcext:value-type="string">
            <text:p>VULNERABILITY IDS</text:p>
          </table:table-cell>
          <table:table-cell table:style-name="ce14" office:value-type="string" calcext:value-type="string">
            <text:p>PACKAGE</text:p>
          </table:table-cell>
          <table:table-cell table:style-name="ce19" office:value-type="string" calcext:value-type="string">
            <text:p>HIGHEST SEVERITY</text:p>
          </table:table-cell>
          <table:table-cell table:style-name="ce14" office:value-type="string" calcext:value-type="string">
            <text:p>CVE COUNT</text:p>
          </table:table-cell>
          <table:table-cell table:style-name="ce14" office:value-type="string" calcext:value-type="string">
            <text:p>CONFIDENCE</text:p>
          </table:table-cell>
          <table:table-cell table:style-name="ce14" office:value-type="string" calcext:value-type="string">
            <text:p>EVIDENCE COUNT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7" table:number-rows-spanned="1">
            <text:p>Comp-Desarma</text:p>
          </table:table-cell>
          <table:covered-table-cell table:number-columns-repeated="6" table:style-name="ce17"/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9_5d3ccc056b6f056dbf0dddfdf43894b9065a8f94" xlink:type="simple">dom4j-1.6.1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22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13_017c599cfcc98d31ce2d2688b4f8826bbeb9aa98" xlink:type="simple">commons-collections-2.1.1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2.1.1" xlink:type="simple">cpe:2.3:a:apache:commons_collections:2.1.1:*:*:*:*:*:*:*</text:a></text:p>
          </table:table-cell>
          <table:table-cell table:style-name="ce22" office:value-type="string" calcext:value-type="string">
            <text:p><text:a xlink:href="https://ossindex.sonatype.org/component/pkg:maven/commons-collections/commons-collections@2.1.1" xlink:type="simple">pkg:maven/commons-collections/commons-collections@2.1.1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16_4b99050fe592c11890016b5a3f21d46cb201c5eb" xlink:type="simple">axis-1.0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axis&amp;cpe_version=cpe%3A%2F%3Aapache%3Aaxis%3A1.0" xlink:type="simple">cpe:2.3:a:apache:axis:1.0:*:*:*:*:*:*:*</text:a></text:p>
          </table:table-cell>
          <table:table-cell table:style-name="ce22" office:value-type="string" calcext:value-type="string">
            <text:p><text:a xlink:href="https://ossindex.sonatype.org/component/pkg:maven/axis/axis@1.0" xlink:type="simple">pkg:maven/axis/axis@1.0</text:a></text:p>
          </table:table-cell>
          <table:table-cell table:style-name="ce22" office:value-type="string" calcext:value-type="string">
            <text:p>MEDIUM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7" table:number-rows-spanned="1">
            <text:p>Desarma-Web</text:p>
          </table:table-cell>
          <table:covered-table-cell table:number-columns-repeated="6" table:style-name="ce17"/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1_5675fd96b29656504b86029551973d60fb41339b" xlink:type="simple">commons-beanutils-1.7.0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7.0" xlink:type="simple">cpe:2.3:a:apache:commons_beanutils:1.7.0:*:*:*:*:*:*:*</text:a></text:p>
          </table:table-cell>
          <table:table-cell table:style-name="ce22" office:value-type="string" calcext:value-type="string">
            <text:p><text:a xlink:href="https://ossindex.sonatype.org/component/pkg:maven/commons-beanutils/commons-beanutils@1.7.0" xlink:type="simple">pkg:maven/commons-beanutils/commons-beanutils@1.7.0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5_1b74b87c550c08dc0dd9b305194cf7a9aa0ecc86" xlink:type="simple">myfaces-api-1.1.0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myfaces&amp;cpe_version=cpe%3A%2F%3Aapache%3Amyfaces%3A1.1.0" xlink:type="simple">cpe:2.3:a:apache:myfaces:1.1.0:*:*:*:*:*:*:*</text:a></text:p>
          </table:table-cell>
          <table:table-cell table:style-name="ce22" office:value-type="string" calcext:value-type="string">
            <text:p><text:a xlink:href="https://ossindex.sonatype.org/component/pkg:maven/myfaces/myfaces-api@1.1.0" xlink:type="simple">pkg:maven/myfaces/myfaces-api@1.1.0</text:a></text:p>
          </table:table-cell>
          <table:table-cell table:style-name="ce22" office:value-type="string" calcext:value-type="string">
            <text:p>MEDIUM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8_40fb048097caeacdb11dbb33b5755854d89efdeb" xlink:type="simple">commons-collections-3.1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1" xlink:type="simple">cpe:2.3:a:apache:commons_collections:3.1:*:*:*:*:*:*:*</text:a></text:p>
          </table:table-cell>
          <table:table-cell table:style-name="ce22" office:value-type="string" calcext:value-type="string">
            <text:p><text:a xlink:href="https://ossindex.sonatype.org/component/pkg:maven/commons-collections/commons-collections@3.1" xlink:type="simple">pkg:maven/commons-collections/commons-collections@3.1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10_d587a50727ba905aad13de9ea119081403bf6823" xlink:type="simple">commons-fileupload-1.1.1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fileupload&amp;cpe_version=cpe%3A%2F%3Aapache%3Acommons_fileupload%3A1.1.1" xlink:type="simple">cpe:2.3:a:apache:commons_fileupload:1.1.1:*:*:*:*:*:*:*</text:a></text:p>
          </table:table-cell>
          <table:table-cell table:style-name="ce22" office:value-type="string" calcext:value-type="string">
            <text:p><text:a xlink:href="https://ossindex.sonatype.org/component/pkg:maven/commons-fileupload/commons-fileupload@1.1.1" xlink:type="simple">pkg:maven/commons-fileupload/commons-fileupload@1.1.1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19_8b1b85d04eea979c33109ea42808b7d3f6d355ab" xlink:type="simple">log4j-1.2.13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3" xlink:type="simple">cpe:2.3:a:apache:log4j:1.2.13:*:*:*:*:*:*:*</text:a></text:p>
          </table:table-cell>
          <table:table-cell table:style-name="ce22" office:value-type="string" calcext:value-type="string">
            <text:p><text:a xlink:href="https://ossindex.sonatype.org/component/pkg:maven/log4j/log4j@1.2.13" xlink:type="simple">pkg:maven/log4j/log4j@1.2.13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21_35c8b6e7416b2ea060df07518014ecf9bdea530f" xlink:type="simple">poi-3.0-FINAL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0" xlink:type="simple">cpe:2.3:a:apache:poi:3.0:*:*:*:*:*:*:*</text:a></text:p>
          </table:table-cell>
          <table:table-cell table:style-name="ce22" office:value-type="string" calcext:value-type="string">
            <text:p><text:a xlink:href="https://ossindex.sonatype.org/component/pkg:maven/org.apache.poi/poi@3.0-FINAL" xlink:type="simple">pkg:maven/org.apache.poi/poi@3.0-FINAL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22_66178d4a9279ebb1cd1eb79c10dc204b4199f061" xlink:type="simple">struts-core-1.3.8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</table:table-cell>
          <table:table-cell table:style-name="ce22" office:value-type="string" calcext:value-type="string">
            <text:p><text:a xlink:href="https://ossindex.sonatype.org/component/pkg:maven/org.apache.struts/struts-core@1.3.8" xlink:type="simple">pkg:maven/org.apache.struts/struts-core@1.3.8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25_dc4ffd38330f08966cd226fb36b74e73d0d03ef0" xlink:type="simple">struts-el-1.3.8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</table:table-cell>
          <table:table-cell table:style-name="ce22" office:value-type="string" calcext:value-type="string">
            <text:p><text:a xlink:href="https://ossindex.sonatype.org/component/pkg:maven/org.apache.struts/struts-el@1.3.8" xlink:type="simple">pkg:maven/org.apache.struts/struts-el@1.3.8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26_d494cf539682127ec637157b8529111ca365a67b" xlink:type="simple">jstl-1.0.2.jar</text:a>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<text:a xlink:href="https://ossindex.sonatype.org/component/pkg:maven/javax.servlet/jstl@1.0.2" xlink:type="simple">pkg:maven/javax.servlet/jstl@1.0.2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1" calcext:value-type="float">
            <text:p>1</text:p>
          </table:table-cell>
          <table:table-cell table:style-name="ce24"/>
          <table:table-cell table:style-name="ce2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<text:a xlink:href="#l27_6d212f8ea5d908bc9906e669428b7694dff60785" xlink:type="simple">struts-tiles-1.3.8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struts&amp;cpe_version=cpe%3A%2F%3Aapache%3Astruts%3A1.3.8" xlink:type="simple">cpe:2.3:a:apache:struts:1.3.8:*:*:*:*:*:*:*</text:a></text:p>
            <text:p><text:a xlink:href="https://nvd.nist.gov/vuln/search/results?form_type=Advanced&amp;results_type=overview&amp;search_type=all&amp;cpe_vendor=cpe%3A%2F%3Aapache&amp;cpe_product=cpe%3A%2F%3Aapache%3Atiles&amp;cpe_version=cpe%3A%2F%3Aapache%3Atiles%3A1.3.8" xlink:type="simple">cpe:2.3:a:apache:tiles:1.3.8:*:*:*:*:*:*:*</text:a></text:p>
          </table:table-cell>
          <table:table-cell table:style-name="ce22" office:value-type="string" calcext:value-type="string">
            <text:p><text:a xlink:href="https://ossindex.sonatype.org/component/pkg:maven/org.apache.struts/struts-tiles@1.3.8" xlink:type="simple">pkg:maven/org.apache.struts/struts-tiles@1.3.8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28_0d8cf051e62cb792f487d21666e2dfe33318d560" xlink:type="simple">standard-1.1.0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standard_taglibs&amp;cpe_version=cpe%3A%2F%3Aapache%3Astandard_taglibs%3A1.1.0" xlink:type="simple">cpe:2.3:a:apache:standard_taglibs:1.1.0:*:*:*:*:*:*:*</text:a></text:p>
          </table:table-cell>
          <table:table-cell table:style-name="ce22" office:value-type="string" calcext:value-type="string">
            <text:p><text:a xlink:href="https://ossindex.sonatype.org/component/pkg:maven/taglibs/standard@1.1.0" xlink:type="simple">pkg:maven/taglibs/standard@1.1.0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32_94a9ce681a42d0352b3ad22659f67835e560d107" xlink:type="simple">axis-1.0.0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axis&amp;cpe_version=cpe%3A%2F%3Aapache%3Aaxis%3A1.0.0" xlink:type="simple">cpe:2.3:a:apache:axis:1.0.0:*:*:*:*:*:*:*</text:a></text:p>
          </table:table-cell>
          <table:table-cell table:style-name="ce22" office:value-type="string" calcext:value-type="string">
            <text:p><text:a xlink:href="https://ossindex.sonatype.org/component/pkg:maven/br.gov.mj/axis@1.0.0" xlink:type="simple">pkg:maven/br.gov.mj/axis@1.0.0</text:a></text:p>
          </table:table-cell>
          <table:table-cell table:style-name="ce22" office:value-type="string" calcext:value-type="string">
            <text:p>MEDIUM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34_1e5a1bd0f8a1c593468f83473c1bd8303efd7bd1" xlink:type="simple">jasperreports-1.1.0.jar</text:a>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<text:a xlink:href="https://ossindex.sonatype.org/component/pkg:maven/jasperreports/jasperreports@1.1.0" xlink:type="simple">pkg:maven/jasperreports/jasperreports@1.1.0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4" calcext:value-type="float">
            <text:p>4</text:p>
          </table:table-cell>
          <table:table-cell table:style-name="ce24"/>
          <table:table-cell table:style-name="ce22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35_b64b12868b4ebc0213a8780a1291219fd831e4e9" xlink:type="simple">poi-2.5.1-final-20040804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2.5.1" xlink:type="simple">cpe:2.3:a:apache:poi:2.5.1:*:*:*:*:*:*:*</text:a></text:p>
          </table:table-cell>
          <table:table-cell table:style-name="ce22" office:value-type="string" calcext:value-type="string">
            <text:p><text:a xlink:href="https://ossindex.sonatype.org/component/pkg:maven/poi/poi@2.5.1-final-20040804" xlink:type="simple">pkg:maven/poi/poi@2.5.1-final-20040804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7" table:number-rows-spanned="1">
            <text:p>Desarma-WS-Infoseg</text:p>
          </table:table-cell>
          <table:covered-table-cell table:number-columns-repeated="6" table:style-name="ce17"/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1_7999a63bfccbc7c247a9aea10d83d4272bd492c6" xlink:type="simple">log4j-1.2.16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22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<text:a xlink:href="#l2_419e9233c8d55f64a0c524bb94c3ba87e51e7d95" xlink:type="simple">spring-core-3.1.1.RELEASE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table:style-name="ce22" office:value-type="string" calcext:value-type="string">
            <text:p><text:a xlink:href="https://ossindex.sonatype.org/component/pkg:maven/org.springframework/spring-core@3.1.1.RELEASE" xlink:type="simple">pkg:maven/org.springframework/spring-core@3.1.1.RELEASE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<text:a xlink:href="#l3_08717ad8947fcada5c55da89eb474bf053c30e57" xlink:type="simple">spring-asm-3.1.1.RELEASE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table:style-name="ce22" office:value-type="string" calcext:value-type="string">
            <text:p><text:a xlink:href="https://ossindex.sonatype.org/component/pkg:maven/org.springframework/spring-asm@3.1.1.RELEASE" xlink:type="simple">pkg:maven/org.springframework/spring-asm@3.1.1.RELEASE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6_f951934aa5ae5a88d7e6dfaa6d32307d834a88be" xlink:type="simple">commons-collections-3.2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2" xlink:type="simple">cpe:2.3:a:apache:commons_collections:3.2:*:*:*:*:*:*:*</text:a></text:p>
          </table:table-cell>
          <table:table-cell table:style-name="ce22" office:value-type="string" calcext:value-type="string">
            <text:p><text:a xlink:href="https://ossindex.sonatype.org/component/pkg:maven/commons-collections/commons-collections@3.2" xlink:type="simple">pkg:maven/commons-collections/commons-collections@3.2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017"/>
        </table:table-row>
        <table:table-row table:style-name="ro5">
          <table:table-cell table:style-name="ce22" office:value-type="string" calcext:value-type="string">
            <text:p><text:a xlink:href="#l7_2edeab1dd8ace4260ee285d322f5eb36370a32b2" xlink:type="simple">spring-oxm-3.1.1.RELEASE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1.1.release" xlink:type="simple">cpe:2.3:a:pivotal_software:spring_framework:3.1.1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1.1.release" xlink:type="simple">cpe:2.3:a:springsource:spring_framework:3.1.1.release:*:*:*:*:*:*:*</text:a></text:p>
            <text:p>cpe:2.3:a:vmware:springsource_spring_framework:3.1.1:*:*:*:*:*:*:*</text:p>
          </table:table-cell>
          <table:table-cell table:style-name="ce22" office:value-type="string" calcext:value-type="string">
            <text:p><text:a xlink:href="https://ossindex.sonatype.org/component/pkg:maven/org.springframework/spring-oxm@3.1.1.RELEASE" xlink:type="simple">pkg:maven/org.springframework/spring-oxm@3.1.1.RELEASE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9_136d082e0aa7f43edee019f0779a2555b1c72fd4" xlink:type="simple">spring-ws-core-2.1.4.RELEASE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web_services" xlink:type="simple">cpe:2.3:a:pivotal_software:spring_web_services:2.1.4:*:*:*:*:*:*:*</text:a></text:p>
          </table:table-cell>
          <table:table-cell table:style-name="ce22" office:value-type="string" calcext:value-type="string">
            <text:p><text:a xlink:href="https://ossindex.sonatype.org/component/pkg:maven/org.springframework.ws/spring-ws-core@2.1.4.RELEASE" xlink:type="simple">pkg:maven/org.springframework.ws/spring-ws-core@2.1.4.RELEASE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w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1017"/>
        </table:table-row>
        <table:table-row table:style-name="ro6">
          <table:table-cell table:style-name="ce22" office:value-type="string" calcext:value-type="string">
            <text:p><text:a xlink:href="#l10_8daf0bd1172cb253d93611adadfa0462935d760d" xlink:type="simple">spring-web-3.2.4.RELEASE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2.4.release" xlink:type="simple">cpe:2.3:a:pivotal_software:spring_framework:3.2.4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2.4.release" xlink:type="simple">cpe:2.3:a:springsource:spring_framework:3.2.4.release:*:*:*:*:*:*:*</text:a></text:p>
          </table:table-cell>
          <table:table-cell table:style-name="ce22" office:value-type="string" calcext:value-type="string">
            <text:p><text:a xlink:href="https://ossindex.sonatype.org/component/pkg:maven/org.springframework/spring-web@3.2.4.RELEASE" xlink:type="simple">pkg:maven/org.springframework/spring-web@3.2.4.RELEASE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>
            <text:p><text:a xlink:href="#l11_99c0303b36c421b3c43dfc2ae55e46fc81dbaefc" xlink:type="simple">spring-webmvc-3.2.4.RELEASE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pivotal_software&amp;cpe_product=cpe%3A%2F%3Apivotal_software%3Aspring_framework&amp;cpe_version=cpe%3A%2F%3Apivotal_software%3Aspring_framework%3A3.2.4.release" xlink:type="simple">cpe:2.3:a:pivotal_software:spring_framework:3.2.4.release:*:*:*:*:*:*:*</text:a></text:p>
            <text:p><text:a xlink:href="https://nvd.nist.gov/vuln/search/results?form_type=Advanced&amp;results_type=overview&amp;search_type=all&amp;cpe_vendor=cpe%3A%2F%3Aspringsource&amp;cpe_product=cpe%3A%2F%3Aspringsource%3Aspring_framework&amp;cpe_version=cpe%3A%2F%3Aspringsource%3Aspring_framework%3A3.2.4.release" xlink:type="simple">cpe:2.3:a:springsource:spring_framework:3.2.4.release:*:*:*:*:*:*:*</text:a></text:p>
          </table:table-cell>
          <table:table-cell table:style-name="ce22" office:value-type="string" calcext:value-type="string">
            <text:p><text:a xlink:href="https://ossindex.sonatype.org/component/pkg:maven/org.springframework/spring-webmvc@3.2.4.RELEASE" xlink:type="simple">pkg:maven/org.springframework/spring-webmvc@3.2.4.RELEASE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22_cfd3ebe2f8034e660344f9108c3e2daf78c29cc3" xlink:type="simple">xercesImpl-2.8.0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xerces2_java" xlink:type="simple">cpe:2.3:a:apache:xerces2_java:2.8.0:*:*:*:*:*:*:*</text:a></text:p>
          </table:table-cell>
          <table:table-cell table:style-name="ce22" office:value-type="string" calcext:value-type="string">
            <text:p><text:a xlink:href="https://ossindex.sonatype.org/component/pkg:maven/xerces/xercesImpl@2.8.0" xlink:type="simple">pkg:maven/xerces/xercesImpl@2.8.0</text:a></text:p>
          </table:table-cell>
          <table:table-cell table:style-name="ce22" office:value-type="string" calcext:value-type="string">
            <text:p>0.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Low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23_a33c0097f1c70b20fa7ded220ea317eb3500515e" xlink:type="simple">xalan-2.7.0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xalan-java&amp;cpe_version=cpe%3A%2F%3Aapache%3Axalan-java%3A2.7.0" xlink:type="simple">cpe:2.3:a:apache:xalan-java:2.7.0:*:*:*:*:*:*:*</text:a></text:p>
          </table:table-cell>
          <table:table-cell table:style-name="ce22" office:value-type="string" calcext:value-type="string">
            <text:p><text:a xlink:href="https://ossindex.sonatype.org/component/pkg:maven/xalan/xalan@2.7.0" xlink:type="simple">pkg:maven/xalan/xalan@2.7.0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24_5d3ccc056b6f056dbf0dddfdf43894b9065a8f94" xlink:type="simple">dom4j-1.6.1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22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7" table:number-rows-spanned="1">
            <text:p>Desarma-Scheduler</text:p>
          </table:table-cell>
          <table:covered-table-cell table:number-columns-repeated="6" table:style-name="ce17"/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7_0e5b2e1c077840f35814c54b43064fae26c1f5e6" xlink:type="simple">jboss-as-ejb3-6.1.0.Final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jboss&amp;cpe_product=cpe%3A%2F%3Ajboss%3Ajboss_application_server" xlink:type="simple">cpe:2.3:a:jboss:jboss_application_server:6.1.0:*:*:*:*:*:*:*</text:a></text:p>
          </table:table-cell>
          <table:table-cell table:style-name="ce22" office:value-type="string" calcext:value-type="string">
            <text:p><text:a xlink:href="https://ossindex.sonatype.org/component/pkg:maven/org.jboss.jbossas/jboss-as-ejb3@6.1.0.Final" xlink:type="simple">pkg:maven/org.jboss.jbossas/jboss-as-ejb3@6.1.0.Final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w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12_5d3ccc056b6f056dbf0dddfdf43894b9065a8f94" xlink:type="simple">dom4j-1.6.1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22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79_1fed35193d56470f46c0fb33917e3e82c0c42358" xlink:type="simple">bsh-1.3.0.jar</text:a></text:p>
          </table:table-cell>
          <table:table-cell table:style-name="ce22" office:value-type="string" calcext:value-type="string">
            <text:p>cpe:2.3:a:beanshell:beanshell:1.3.0:*:*:*:*:*:*:*</text:p>
          </table:table-cell>
          <table:table-cell table:style-name="ce22" office:value-type="string" calcext:value-type="string">
            <text:p><text:a xlink:href="https://ossindex.sonatype.org/component/pkg:maven/bsh/bsh@1.3.0" xlink:type="simple">pkg:maven/bsh/bsh@1.3.0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w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112_52aa92acce0a48ddd73465dee1451287d587c375" xlink:type="simple">quartz-1.8.3.jar</text:a>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<text:a xlink:href="https://ossindex.sonatype.org/component/pkg:maven/org.quartz-scheduler/quartz@1.8.3" xlink:type="simple">pkg:maven/org.quartz-scheduler/quartz@1.8.3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1" calcext:value-type="float">
            <text:p>1</text:p>
          </table:table-cell>
          <table:table-cell table:style-name="ce24"/>
          <table:table-cell table:style-name="ce22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118_719a4e0b18a926d58750413119987ee66cd2d25b" xlink:type="simple">hornetq-core-2.1.2.Final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redhat&amp;cpe_product=cpe%3A%2F%3Aredhat%3Ahornetq&amp;cpe_version=cpe%3A%2F%3Aredhat%3Ahornetq%3A2.1.2" xlink:type="simple">cpe:2.3:a:redhat:hornetq:2.1.2:*:*:*:*:*:*:*</text:a></text:p>
          </table:table-cell>
          <table:table-cell table:style-name="ce22" office:value-type="string" calcext:value-type="string">
            <text:p><text:a xlink:href="https://ossindex.sonatype.org/component/pkg:maven/org.hornetq/hornetq-core@2.1.2.Final" xlink:type="simple">pkg:maven/org.hornetq/hornetq-core@2.1.2.Final</text:a></text:p>
          </table:table-cell>
          <table:table-cell table:style-name="ce22" office:value-type="string" calcext:value-type="string">
            <text:p>MEDIUM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119_96b54a771fbdbb4f931573729fcdf0822587f843" xlink:type="simple">netty-3.2.1.Final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netty&amp;cpe_product=cpe%3A%2F%3Anetty%3Anetty&amp;cpe_version=cpe%3A%2F%3Anetty%3Anetty%3A3.2.1" xlink:type="simple">cpe:2.3:a:netty:netty:3.2.1:*:*:*:*:*:*:*</text:a></text:p>
          </table:table-cell>
          <table:table-cell table:style-name="ce22" office:value-type="string" calcext:value-type="string">
            <text:p><text:a xlink:href="https://ossindex.sonatype.org/component/pkg:maven/org.jboss.netty/netty@3.2.1.Final" xlink:type="simple">pkg:maven/org.jboss.netty/netty@3.2.1.Final</text:a></text:p>
          </table:table-cell>
          <table:table-cell table:style-name="ce22" office:value-type="string" calcext:value-type="string">
            <text:p>0.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148_0c651d5103c649c12b20d53731643e5fffceb536" xlink:type="simple">commons-beanutils-1.8.0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8.0" xlink:type="simple">cpe:2.3:a:apache:commons_beanutils:1.8.0:*:*:*:*:*:*:*</text:a></text:p>
          </table:table-cell>
          <table:table-cell table:style-name="ce22" office:value-type="string" calcext:value-type="string">
            <text:p><text:a xlink:href="https://ossindex.sonatype.org/component/pkg:maven/commons-beanutils/commons-beanutils@1.8.0" xlink:type="simple">pkg:maven/commons-beanutils/commons-beanutils@1.8.0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155_21ec22368b6baa211a29887e162aa4cf9a8f3c60" xlink:type="simple">opensaml-1.1b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shibboleth&amp;cpe_product=cpe%3A%2F%3Ashibboleth%3Aopensaml&amp;cpe_version=cpe%3A%2F%3Ashibboleth%3Aopensaml%3A1.1b" xlink:type="simple">cpe:2.3:a:shibboleth:opensaml:1.1b:*:*:*:*:*:*:*</text:a></text:p>
          </table:table-cell>
          <table:table-cell table:style-name="ce22" office:value-type="string" calcext:value-type="string">
            <text:p><text:a xlink:href="https://ossindex.sonatype.org/component/pkg:maven/opensaml/opensaml@1.1b" xlink:type="simple">pkg:maven/opensaml/opensaml@1.1b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161_7999a63bfccbc7c247a9aea10d83d4272bd492c6" xlink:type="simple">log4j-1.2.16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22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<text:a xlink:href="#l233_005f091ca6c62a0faab3e52d6c196016ca9b2791" xlink:type="simple">jboss-as-security-6.1.0.Final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jboss&amp;cpe_product=cpe%3A%2F%3Ajboss%3Ajboss_application_server" xlink:type="simple">cpe:2.3:a:jboss:jboss_application_server:6.1.0:*:*:*:*:*:*:*</text:a></text:p>
            <text:p><text:a xlink:href="https://nvd.nist.gov/vuln/search/results?form_type=Advanced&amp;results_type=overview&amp;search_type=all&amp;cpe_vendor=cpe%3A%2F%3Asecurity-framework_project&amp;cpe_product=cpe%3A%2F%3Asecurity-framework_project%3Asecurity-framework&amp;cpe_version=cpe%3A%2F%3Asecurity-framework_project%3Asecurity-framework%3A6.1.0" xlink:type="simple">cpe:2.3:a:security-framework_project:security-framework:6.1.0:*:*:*:*:*:*:*</text:a></text:p>
          </table:table-cell>
          <table:table-cell table:style-name="ce22" office:value-type="string" calcext:value-type="string">
            <text:p><text:a xlink:href="https://ossindex.sonatype.org/component/pkg:maven/org.jboss.jbossas/jboss-as-security@6.1.0.Final" xlink:type="simple">pkg:maven/org.jboss.jbossas/jboss-as-security@6.1.0.Final</text:a></text:p>
          </table:table-cell>
          <table:table-cell table:style-name="ce22" office:value-type="string" calcext:value-type="string">
            <text:p>HIGH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235_22629b7c6b25352c25be97d0839460fef58ec533" xlink:type="simple">xmlsec-1.4.3.jar</text:a></text:p>
          </table:table-cell>
          <table:table-cell table:style-name="ce24" office:value-type="string" calcext:value-type="string">
            <text:p/>
          </table:table-cell>
          <table:table-cell table:style-name="ce22" office:value-type="string" calcext:value-type="string">
            <text:p><text:a xlink:href="https://ossindex.sonatype.org/component/pkg:maven/org.apache/xmlsec@1.4.3" xlink:type="simple">pkg:maven/org.apache/xmlsec@1.4.3</text:a></text:p>
          </table:table-cell>
          <table:table-cell table:style-name="ce22" office:value-type="string" calcext:value-type="string">
            <text:p>MEDIUM</text:p>
          </table:table-cell>
          <table:table-cell table:style-name="ce22" office:value-type="float" office:value="1" calcext:value-type="float">
            <text:p>1</text:p>
          </table:table-cell>
          <table:table-cell table:style-name="ce24"/>
          <table:table-cell table:style-name="ce22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261_7bc7e49ddfe4fb5f193ed37ecc96c12292c8ceb6" xlink:type="simple">xercesImpl-2.9.1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xerces2_java" xlink:type="simple">cpe:2.3:a:apache:xerces2_java:2.9.1:*:*:*:*:*:*:*</text:a></text:p>
          </table:table-cell>
          <table:table-cell table:style-name="ce22" office:value-type="string" calcext:value-type="string">
            <text:p><text:a xlink:href="https://ossindex.sonatype.org/component/pkg:maven/xerces/xercesImpl@2.9.1" xlink:type="simple">pkg:maven/xerces/xercesImpl@2.9.1</text:a></text:p>
          </table:table-cell>
          <table:table-cell table:style-name="ce22" office:value-type="string" calcext:value-type="string">
            <text:p>0.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Low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<text:a xlink:href="#l285_40fb048097caeacdb11dbb33b5755854d89efdeb" xlink:type="simple">commons-collections-3.1.jar</text:a></text:p>
          </table:table-cell>
          <table:table-cell table:style-name="ce22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3.1" xlink:type="simple">cpe:2.3:a:apache:commons_collections:3.1:*:*:*:*:*:*:*</text:a></text:p>
          </table:table-cell>
          <table:table-cell table:style-name="ce22" office:value-type="string" calcext:value-type="string">
            <text:p><text:a xlink:href="https://ossindex.sonatype.org/component/pkg:maven/commons-collections/commons-collections@3.1" xlink:type="simple">pkg:maven/commons-collections/commons-collections@3.1</text:a></text:p>
          </table:table-cell>
          <table:table-cell table:style-name="ce22" office:value-type="string" calcext:value-type="string">
            <text:p>CRITICAL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Highest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6:30:05.125688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6:31:41.937293037</meta:creation-date>
    <dc:date>2020-02-28T16:37:44.741875686</dc:date>
    <meta:editing-duration>PT20M6S</meta:editing-duration>
    <meta:editing-cycles>16</meta:editing-cycles>
    <meta:generator>LibreOffice/6.0.7.3$Linux_X86_64 LibreOffice_project/00m0$Build-3</meta:generator>
    <meta:document-statistic meta:table-count="2" meta:cell-count="585" meta:object-count="0"/>
  </office:meta>
</office:document-meta>
</file>